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2.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6cm" fo:min-width="0.42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55cm" fo:min-width="2.4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3.95cm" fo:min-width="14.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55cm" fo:min-width="2.6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5.85cm" fo:min-width="2.2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99cm" fo:min-width="19.09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55cm" fo:min-width="3.1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65cm" fo:min-width="3.2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65cm" fo:min-width="1.6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4.15cm" fo:min-width="17.3cm"/>
    </style:style>
    <style:style style:name="gr13" style:family="graphic" style:parent-style-name="standard">
      <style:graphic-properties draw:textarea-horizontal-align="justify" draw:textarea-vertical-align="middle" draw:auto-grow-height="false" fo:min-height="6.95cm" fo:min-width="18.3cm"/>
    </style:style>
    <style:style style:name="gr14" style:family="graphic" style:parent-style-name="standard">
      <style:graphic-properties draw:textarea-horizontal-align="justify" draw:textarea-vertical-align="middle" draw:auto-grow-height="false" fo:min-height="1.05cm" fo:min-width="4.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1.1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1.8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4.25cm" fo:min-width="17.5cm"/>
    </style:style>
    <style:style style:name="gr19" style:family="graphic" style:parent-style-name="standard">
      <style:graphic-properties draw:textarea-horizontal-align="justify" draw:textarea-vertical-align="middle" draw:auto-grow-height="false" fo:min-height="3.75cm" fo:min-width="3.1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3.75cm" fo:min-width="3.1cm"/>
    </style:style>
    <style:style style:name="gr21" style:family="graphic" style:parent-style-name="standard">
      <style:graphic-properties draw:textarea-horizontal-align="justify" draw:textarea-vertical-align="middle" draw:auto-grow-height="false" fo:min-height="1.15cm" fo:min-width="0.201cm"/>
    </style:style>
    <style:style style:name="gr22" style:family="graphic" style:parent-style-name="standard">
      <style:graphic-properties draw:textarea-horizontal-align="justify" draw:textarea-vertical-align="middle" draw:auto-grow-height="false" fo:min-height="12.35cm" fo:min-width="10.1cm"/>
    </style:style>
    <style:style style:name="gr23" style:family="graphic" style:parent-style-name="standard">
      <style:graphic-properties draw:textarea-horizontal-align="justify" draw:textarea-vertical-align="middle" draw:auto-grow-height="false" fo:min-height="7.35cm" fo:min-width="8.3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0.85cm" fo:min-width="5.8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.65cm" fo:min-width="5.7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7cm" svg:y1="3.6cm" svg:x2="20.59cm" svg:y2="3.4cm">
          <text:p/>
        </draw:line>
        <draw:custom-shape draw:style-name="gr2" draw:text-style-name="P2" draw:layer="layout" svg:width="3cm" svg:height="1cm" svg:x="16.6cm" svg:y="1.8cm">
          <text:p text:style-name="P2">user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3cm" svg:height="1.2cm" svg:x="15.7cm" svg:y="1.7cm">
          <text:p text:style-name="P2">im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4.7cm" svg:y1="1cm" svg:x2="4.8cm" svg:y2="26.94cm">
          <text:p/>
        </draw:line>
        <draw:custom-shape draw:style-name="gr4" draw:text-style-name="P2" draw:layer="layout" svg:width="2.9cm" svg:height="1.8cm" svg:x="1.4cm" svg:y="1.5cm">
          <text:p text:style-name="P2">logo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5cm" svg:height="4.2cm" svg:x="5.2cm" svg:y="4.1cm">
          <text:p text:style-name="P2">Div Row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7cm" svg:y1="3.6cm" svg:x2="1cm" svg:y2="3.6cm">
          <text:p/>
        </draw:line>
        <draw:custom-shape draw:style-name="gr6" draw:text-style-name="P2" draw:layer="layout" svg:width="3.1cm" svg:height="0.8cm" svg:x="1.3cm" svg:y="7.1cm">
          <text:p text:style-name="P2">Queue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7cm" svg:height="16.1cm" svg:x="1.5cm" svg:y="8.3cm">
          <text:p text:style-name="P2">Song list</text:p>
          <text:p text:style-name="P2"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9.59cm" svg:height="2.24cm" svg:x="1cm" svg:y="24.7cm">
          <text:p text:style-name="P2">Player controls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.6cm" svg:height="0.8cm" svg:x="11.9cm" svg:y="1.9cm">
          <text:p text:style-name="P2">Search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.7cm" svg:height="0.9cm" svg:x="1cm" svg:y="4cm">
          <text:p text:style-name="P2">Your library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.1cm" svg:height="0.9cm" svg:x="1.8cm" svg:y="5.2cm">
          <text:p text:style-name="P2">fav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cm" svg:y1="6.6cm" svg:x2="4.7cm" svg:y2="6.6cm">
          <text:p/>
        </draw:line>
      </draw:page>
      <draw:page draw:name="page2" draw:style-name="dp1" draw:master-page-name="Default">
        <draw:custom-shape draw:style-name="gr12" draw:text-style-name="P2" draw:layer="layout" svg:width="17.8cm" svg:height="4.4cm" svg:x="1.9cm" svg:y="3.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8.8cm" svg:height="7.2cm" svg:x="1.4cm" svg:y="1.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5.3cm" svg:height="1.3cm" svg:x="1.9cm" svg:y="2cm">
          <text:p text:style-name="P2">Heading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.2cm" svg:y1="3.9cm" svg:x2="1.2cm" svg:y2="8.4cm">
          <text:p/>
        </draw:line>
        <draw:line draw:style-name="gr1" draw:text-style-name="P1" draw:layer="layout" svg:x1="1.2cm" svg:y1="1.7cm" svg:x2="1.2cm" svg:y2="3.8cm">
          <text:p/>
        </draw:line>
        <draw:frame draw:style-name="gr15" draw:text-style-name="P3" draw:layer="layout" svg:width="0.3cm" svg:height="1.4cm" svg:x="1cm" svg:y="2.3cm">
          <draw:text-box>
            <text:p>1</text:p>
          </draw:text-box>
        </draw:frame>
        <draw:frame draw:style-name="gr16" draw:text-style-name="P3" draw:layer="layout" svg:width="0.4cm" svg:height="2.1cm" svg:x="1cm" svg:y="5.3cm">
          <draw:text-box>
            <text:p>2</text:p>
          </draw:text-box>
        </draw:frame>
        <draw:frame draw:style-name="gr17" draw:text-style-name="P3" draw:layer="layout" svg:width="9.5cm" svg:height="1.1cm" svg:x="1.4cm" svg:y="9.5cm">
          <draw:text-box>
            <text:p>1: div : heading</text:p>
          </draw:text-box>
        </draw:frame>
        <draw:frame draw:style-name="gr17" draw:text-style-name="P3" draw:layer="layout" svg:width="7.2cm" svg:height="1.1cm" svg:x="1.432cm" svg:y="10.5cm">
          <draw:text-box>
            <text:p>2: div : cardSet</text:p>
          </draw:text-box>
        </draw:frame>
        <draw:custom-shape draw:style-name="gr18" draw:text-style-name="P2" draw:layer="layout" svg:width="18cm" svg:height="4.5cm" svg:x="1.7cm" svg:y="3.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3.6cm" svg:height="4cm" svg:x="1.9cm" svg:y="4.2cm">
          <text:p text:style-name="P2">card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3.6cm" svg:height="4cm" svg:x="6.1cm" svg:y="4.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3.6cm" svg:height="4cm" svg:x="10.2cm" svg:y="4.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3.6cm" svg:height="4cm" svg:x="14.4cm" svg:y="4.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0.7cm" svg:height="1.4cm" svg:x="18.7cm" svg:y="5.5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2" draw:text-style-name="P2" draw:layer="layout" svg:width="10.6cm" svg:height="12.6cm" svg:x="2.1cm" svg:y="13.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8.8cm" svg:height="7.6cm" svg:x="3cm" svg:y="14.2cm">
          <text:p text:style-name="P2">Card Img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6.3cm" svg:height="1.1cm" svg:x="3.1cm" svg:y="22.6cm">
          <text:p text:style-name="P2">Card title</text:p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6.2cm" svg:height="0.9cm" svg:x="3.3cm" svg:y="24.2cm">
          <text:p text:style-name="P2">Card Description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0T12:05:08.319145147</meta:creation-date>
    <dc:date>2020-06-21T12:41:45.661622925</dc:date>
    <meta:editing-duration>PT18H38M24S</meta:editing-duration>
    <meta:editing-cycles>2</meta:editing-cycles>
    <meta:generator>LibreOffice/6.3.6.2$Linux_X86_64 LibreOffice_project/30$Build-2</meta:generator>
    <meta:document-statistic meta:object-count="33"/>
  </office:meta>
</office:document-meta>
</file>